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formula="of:=ROUNDUP([.A1]/[.$B$7])" office:value-type="float" office:value="16" calcext:value-type="float">
            <text:p>16</text:p>
          </table:table-cell>
          <table:table-cell table:formula="of:=ROUNDDOWN([.A1]/[.$C$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[.A2]/[.$B$7])" office:value-type="float" office:value="15" calcext:value-type="float">
            <text:p>15</text:p>
          </table:table-cell>
          <table:table-cell table:formula="of:=ROUNDDOWN([.A2]/[.$C$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[.A3]/[.$B$7])" office:value-type="float" office:value="14" calcext:value-type="float">
            <text:p>14</text:p>
          </table:table-cell>
          <table:table-cell table:formula="of:=ROUNDDOWN([.A3]/[.$C$7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4]/[.$B$7])" office:value-type="float" office:value="0" calcext:value-type="float">
            <text:p>0</text:p>
          </table:table-cell>
          <table:table-cell table:formula="of:=ROUNDDOWN([.A4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5]/[.$B$7])" office:value-type="float" office:value="0" calcext:value-type="float">
            <text:p>0</text:p>
          </table:table-cell>
          <table:table-cell table:formula="of:=ROUNDDOWN([.A5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1:.B5])" office:value-type="float" office:value="45" calcext:value-type="float">
            <text:p>45</text:p>
          </table:table-cell>
          <table:table-cell table:formula="of:=SUM([.C1:.C5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COUNTIF([.B12:.B29];&quot;&gt;=&quot;&amp;[.F12])" office:value-type="float" office:value="15" calcext:value-type="float">
            <text:p>15</text:p>
          </table:table-cell>
          <table:table-cell table:formula="of:=COUNTIF([.C12:.C29];&quot;&gt;=&quot;&amp;[.F12])" office:value-type="float" office:value="15" calcext:value-type="float">
            <text:p>15</text:p>
          </table:table-cell>
          <table:table-cell table:formula="of:=COUNTIF([.D12:.D29];&quot;&gt;=&quot;&amp;[.F12])" office:value-type="float" office:value="15" calcext:value-type="float">
            <text:p>15</text:p>
          </table:table-cell>
          <table:table-cell/>
          <table:table-cell table:formula="of:=SUM([.B10:.D10])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$13]/[.A12]" office:value-type="float" office:value="160000.01" calcext:value-type="float">
            <text:p>160000.01</text:p>
          </table:table-cell>
          <table:table-cell table:formula="of:=[.C$13]/[.A12]" office:value-type="float" office:value="150000" calcext:value-type="float">
            <text:p>150000</text:p>
          </table:table-cell>
          <table:table-cell table:formula="of:=[.D$13]/[.A12]" office:value-type="float" office:value="139999.99" calcext:value-type="float">
            <text:p>139999.99</text:p>
          </table:table-cell>
          <table:table-cell/>
          <table:table-cell table:formula="of:=LARGE([.B12:.D29];45)" office:value-type="float" office:value="1.16666658333333" calcext:value-type="float">
            <text:p>1.1666665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00001" calcext:value-type="float">
            <text:p>16.000001</text:p>
          </table:table-cell>
          <table:table-cell office:value-type="float" office:value="15" calcext:value-type="float">
            <text:p>15</text:p>
          </table:table-cell>
          <table:table-cell table:formula="of:=30-[.B13]" office:value-type="float" office:value="13.999999" calcext:value-type="float">
            <text:p>13.9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[.A14]" office:value-type="float" office:value="8.0000005" calcext:value-type="float">
            <text:p>8.0000005</text:p>
          </table:table-cell>
          <table:table-cell table:formula="of:=[.C$13]/[.A14]" office:value-type="float" office:value="7.5" calcext:value-type="float">
            <text:p>7.5</text:p>
          </table:table-cell>
          <table:table-cell table:formula="of:=[.D$13]/[.A14]" office:value-type="float" office:value="6.9999995" calcext:value-type="float">
            <text:p>6.99999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[.A15]" office:value-type="float" office:value="5.33333366666667" calcext:value-type="float">
            <text:p>5.3333336667</text:p>
          </table:table-cell>
          <table:table-cell table:formula="of:=[.C$13]/[.A15]" office:value-type="float" office:value="5" calcext:value-type="float">
            <text:p>5</text:p>
          </table:table-cell>
          <table:table-cell table:formula="of:=[.D$13]/[.A15]" office:value-type="float" office:value="4.66666633333333" calcext:value-type="float">
            <text:p>4.666666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[.A16]" office:value-type="float" office:value="4.00000025" calcext:value-type="float">
            <text:p>4.00000025</text:p>
          </table:table-cell>
          <table:table-cell table:formula="of:=[.C$13]/[.A16]" office:value-type="float" office:value="3.75" calcext:value-type="float">
            <text:p>3.75</text:p>
          </table:table-cell>
          <table:table-cell table:formula="of:=[.D$13]/[.A16]" office:value-type="float" office:value="3.49999975" calcext:value-type="float">
            <text:p>3.4999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[.A17]" office:value-type="float" office:value="3.2000002" calcext:value-type="float">
            <text:p>3.2000002</text:p>
          </table:table-cell>
          <table:table-cell table:formula="of:=[.C$13]/[.A17]" office:value-type="float" office:value="3" calcext:value-type="float">
            <text:p>3</text:p>
          </table:table-cell>
          <table:table-cell table:formula="of:=[.D$13]/[.A17]" office:value-type="float" office:value="2.7999998" calcext:value-type="float">
            <text:p>2.79999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[.A18]" office:value-type="float" office:value="2.66666683333333" calcext:value-type="float">
            <text:p>2.6666668333</text:p>
          </table:table-cell>
          <table:table-cell table:formula="of:=[.C$13]/[.A18]" office:value-type="float" office:value="2.5" calcext:value-type="float">
            <text:p>2.5</text:p>
          </table:table-cell>
          <table:table-cell table:formula="of:=[.D$13]/[.A18]" office:value-type="float" office:value="2.33333316666667" calcext:value-type="float">
            <text:p>2.3333331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[.A20]" office:value-type="float" office:value="2.000000125" calcext:value-type="float">
            <text:p>2.000000125</text:p>
          </table:table-cell>
          <table:table-cell table:formula="of:=[.C$13]/[.A20]" office:value-type="float" office:value="1.875" calcext:value-type="float">
            <text:p>1.875</text:p>
          </table:table-cell>
          <table:table-cell table:formula="of:=[.D$13]/[.A20]" office:value-type="float" office:value="1.749999875" calcext:value-type="float">
            <text:p>1.749999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[.A21]" office:value-type="float" office:value="1.77777788888889" calcext:value-type="float">
            <text:p>1.7777778889</text:p>
          </table:table-cell>
          <table:table-cell table:formula="of:=[.C$13]/[.A21]" office:value-type="float" office:value="1.66666666666667" calcext:value-type="float">
            <text:p>1.6666666667</text:p>
          </table:table-cell>
          <table:table-cell table:formula="of:=[.D$13]/[.A21]" office:value-type="float" office:value="1.55555544444444" calcext:value-type="float">
            <text:p>1.555555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[.A22]" office:value-type="float" office:value="1.6000001" calcext:value-type="float">
            <text:p>1.6000001</text:p>
          </table:table-cell>
          <table:table-cell table:formula="of:=[.C$13]/[.A22]" office:value-type="float" office:value="1.5" calcext:value-type="float">
            <text:p>1.5</text:p>
          </table:table-cell>
          <table:table-cell table:formula="of:=[.D$13]/[.A22]" office:value-type="float" office:value="1.3999999" calcext:value-type="float">
            <text:p>1.3999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[.A23]" office:value-type="float" office:value="1.45454554545455" calcext:value-type="float">
            <text:p>1.4545455455</text:p>
          </table:table-cell>
          <table:table-cell table:formula="of:=[.C$13]/[.A23]" office:value-type="float" office:value="1.36363636363636" calcext:value-type="float">
            <text:p>1.3636363636</text:p>
          </table:table-cell>
          <table:table-cell table:formula="of:=[.D$13]/[.A23]" office:value-type="float" office:value="1.27272718181818" calcext:value-type="float">
            <text:p>1.27272718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[.A24]" office:value-type="float" office:value="1.33333341666667" calcext:value-type="float">
            <text:p>1.3333334167</text:p>
          </table:table-cell>
          <table:table-cell table:formula="of:=[.C$13]/[.A24]" office:value-type="float" office:value="1.25" calcext:value-type="float">
            <text:p>1.25</text:p>
          </table:table-cell>
          <table:table-cell table:formula="of:=[.D$13]/[.A24]" office:value-type="float" office:value="1.16666658333333" calcext:value-type="float">
            <text:p>1.16666658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[.A26]" office:value-type="float" office:value="1.14285721428571" calcext:value-type="float">
            <text:p>1.1428572143</text:p>
          </table:table-cell>
          <table:table-cell table:formula="of:=[.C$13]/[.A26]" office:value-type="float" office:value="1.07142857142857" calcext:value-type="float">
            <text:p>1.0714285714</text:p>
          </table:table-cell>
          <table:table-cell table:formula="of:=[.D$13]/[.A26]" office:value-type="float" office:value="0.999999928571429" calcext:value-type="float">
            <text:p>0.99999992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[.A28]" office:value-type="float" office:value="1.0000000625" calcext:value-type="float">
            <text:p>1.0000000625</text:p>
          </table:table-cell>
          <table:table-cell table:formula="of:=[.C$13]/[.A28]" office:value-type="float" office:value="0.9375" calcext:value-type="float">
            <text:p>0.9375</text:p>
          </table:table-cell>
          <table:table-cell table:formula="of:=[.D$13]/[.A28]" office:value-type="float" office:value="0.8749999375" calcext:value-type="float">
            <text:p>0.874999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[.A29]" office:value-type="float" office:value="0.941176529411765" calcext:value-type="float">
            <text:p>0.9411765294</text:p>
          </table:table-cell>
          <table:table-cell table:formula="of:=[.C$13]/[.A29]" office:value-type="float" office:value="0.882352941176471" calcext:value-type="float">
            <text:p>0.8823529412</text:p>
          </table:table-cell>
          <table:table-cell table:formula="of:=[.D$13]/[.A29]" office:value-type="float" office:value="0.823529352941176" calcext:value-type="float">
            <text:p>0.8235293529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Mandaty dle ssoucasneho systemu</text:p>
          </table:table-cell>
          <table:table-cell office:value-type="string" calcext:value-type="string">
            <text:p>Mnandaty dle navrhovaneho system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KDU-ČS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avní</text:p>
            <text:p>město</text:p>
            <text:p>Praha</text:p>
          </table:table-cell>
          <table:table-cell office:value-type="float" office:value="25" calcext:value-type="float">
            <text:p>25</text:p>
          </table:table-cell>
          <table:table-cell table:formula="of:=SUM([.D2:.H2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ředo-</text:p>
            <text:p>če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3:.H3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-</text:p>
            <text:p>český</text:p>
            <text:p>kraj</text:p>
          </table:table-cell>
          <table:table-cell office:value-type="float" office:value="13" calcext:value-type="float">
            <text:p>13</text:p>
          </table:table-cell>
          <table:table-cell table:formula="of:=SUM([.D4:.H4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zeň-</text:p>
            <text:p>s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5:.H5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lo-</text:p>
            <text:p>varský</text:p>
            <text:p>kraj</text:p>
          </table:table-cell>
          <table:table-cell office:value-type="float" office:value="5" calcext:value-type="float">
            <text:p>5</text:p>
          </table:table-cell>
          <table:table-cell table:formula="of:=SUM([.D6:.H6]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Ústecký</text:p>
            <text:p>kraj</text:p>
          </table:table-cell>
          <table:table-cell office:value-type="float" office:value="14" calcext:value-type="float">
            <text:p>14</text:p>
          </table:table-cell>
          <table:table-cell table:formula="of:=SUM([.D7:.H7])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-</text:p>
            <text:p>recký</text:p>
            <text:p>kraj</text:p>
          </table:table-cell>
          <table:table-cell office:value-type="float" office:value="8" calcext:value-type="float">
            <text:p>8</text:p>
          </table:table-cell>
          <table:table-cell table:formula="of:=SUM([.D8:.H8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rálové-</text:p>
            <text:p>hradec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9:.H9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du-</text:p>
            <text:p>bický</text:p>
            <text:p>kraj</text:p>
          </table:table-cell>
          <table:table-cell office:value-type="float" office:value="10" calcext:value-type="float">
            <text:p>10</text:p>
          </table:table-cell>
          <table:table-cell table:formula="of:=SUM([.D10:.H10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yso-</text:p>
            <text:p>čina</text:p>
          </table:table-cell>
          <table:table-cell office:value-type="float" office:value="10" calcext:value-type="float">
            <text:p>10</text:p>
          </table:table-cell>
          <table:table-cell table:formula="of:=SUM([.D11:.H11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mo-</text:p>
            <text:p>rav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2:.H12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lo-</text:p>
            <text:p>mouc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3:.H13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Zlíns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4:.H14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vsko-</text:p>
            <text:p>slez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5:.H1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kem </text:p>
          </table:table-cell>
          <table:table-cell table:formula="of:=SUM([.B2:.B15])" office:value-type="float" office:value="200" calcext:value-type="float">
            <text:p>200</text:p>
          </table:table-cell>
          <table:table-cell table:formula="of:=SUM([.C2:.C15])" office:value-type="float" office:value="200" calcext:value-type="float">
            <text:p>200</text:p>
          </table:table-cell>
          <table:table-cell table:formula="of:=SUM([.D2:.D15])" office:value-type="float" office:value="76" calcext:value-type="float">
            <text:p>76</text:p>
          </table:table-cell>
          <table:table-cell table:formula="of:=SUM([.E2:.E15])" office:value-type="float" office:value="69" calcext:value-type="float">
            <text:p>69</text:p>
          </table:table-cell>
          <table:table-cell table:formula="of:=SUM([.F2:.F15])" office:value-type="float" office:value="13" calcext:value-type="float">
            <text:p>13</text:p>
          </table:table-cell>
          <table:table-cell table:formula="of:=SUM([.G2:.G15])" office:value-type="float" office:value="27" calcext:value-type="float">
            <text:p>27</text:p>
          </table:table-cell>
          <table:table-cell table:formula="of:=SUM([.H2:.H1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4"/>
        </table:table-row>
      </table:table>
      <table:table table:name="Sheet3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100000*[.A1]" office:value-type="float" office:value="4900000" calcext:value-type="float">
            <text:p>4900000</text:p>
          </table:table-cell>
          <table:table-cell table:formula="of:=ROUNDDOWN([.C1]/[.$D$8])" office:value-type="float" office:value="98" calcext:value-type="float">
            <text:p>98</text:p>
          </table:table-cell>
          <table:table-cell table:formula="of:=[.C1]/[.$D$8]-[.D1]" office:value-type="float" office:value="0.490482603364754" calcext:value-type="float">
            <text:p>0.4904826034</text:p>
          </table:table-cell>
          <table:table-cell/>
        </table:table-row>
        <table:table-row table:style-name="ro1">
          <table:table-cell table:formula="of:=100-[.A3]-[.A1]" office:value-type="float" office:value="45" calcext:value-type="float">
            <text:p>45</text:p>
          </table:table-cell>
          <table:table-cell/>
          <table:table-cell table:formula="of:=100000*[.A2]" office:value-type="float" office:value="4500000" calcext:value-type="float">
            <text:p>4500000</text:p>
          </table:table-cell>
          <table:table-cell table:formula="of:=ROUNDDOWN([.C2]/[.$D$8])" office:value-type="float" office:value="90" calcext:value-type="float">
            <text:p>90</text:p>
          </table:table-cell>
          <table:table-cell table:formula="of:=[.C2]/[.$D$8]-[.D2]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100000*[.A3]" office:value-type="float" office:value="600000" calcext:value-type="float">
            <text:p>600000</text:p>
          </table:table-cell>
          <table:table-cell table:formula="of:=ROUNDDOWN([.C3]/[.$D$8])" office:value-type="float" office:value="12" calcext:value-type="float">
            <text:p>12</text:p>
          </table:table-cell>
          <table:table-cell table:formula="of:=[.C3]/[.$D$8]-[.D3]" office:value-type="float" office:value="0.0600590942895618" calcext:value-type="float">
            <text:p>0.060059094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5000000/100" office:value-type="float" office:value="50000" calcext:value-type="float">
            <text:p>50000</text:p>
          </table:table-cell>
          <table:table-cell table:number-columns-repeated="3"/>
          <table:table-cell table:formula="of:=LARGE([.E1:.E3];2)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table:number-columns-repeated="3"/>
          <table:table-cell table:formula="of:=SUM([.D1:.D3])" office:value-type="float" office:value="200" calcext:value-type="float">
            <text:p>200</text:p>
          </table:table-cell>
          <table:table-cell/>
          <table:table-cell table:formula="of:=SUM([.F1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10000000/201" office:value-type="float" office:value="49751.2437810945" calcext:value-type="float">
            <text:p>49751.2437810945</text:p>
          </table:table-cell>
          <table:table-cell table:formula="of:=ROUND([.C8];0)" office:value-type="float" office:value="49751" calcext:value-type="float">
            <text:p>4975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Hl. m. Praha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ředočeský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ihoče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lzeňs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rlovarský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Ústecký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berecký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rálovéhradec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dubický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ysočina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ihomoravský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lomouc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Zlín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avskoslezský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SUM([.D12:.D25])" office:value-type="float" office:value="102" calcext:value-type="float">
            <text:p>102</text:p>
          </table:table-cell>
          <table:table-cell table:formula="of:=SUM([.E12:.E25])" office:value-type="float" office:value="94" calcext:value-type="float">
            <text:p>94</text:p>
          </table:table-cell>
          <table:table-cell table:formula="of:=SUM([.F12:.F25])" office:value-type="float" office:value="3" calcext:value-type="float">
            <text:p>3</text:p>
          </table:table-cell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formula="of:=SUM([.C7:.E7])" office:value-type="float" office:value="100" calcext:value-type="float">
            <text:p>100</text:p>
          </table:table-cell>
          <table:table-cell table:number-columns-repeated="4"/>
          <table:table-cell table:formula="of:=SUM([.H7:.M7])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75-[.C7]" office:value-type="float" office:value="24" calcext:value-type="float">
            <text:p>24</text:p>
          </table:table-cell>
          <table:table-cell table:number-columns-repeated="2"/>
          <table:table-cell table:style-name="ce2" office:value-type="float" office:value="47000" calcext:value-type="float">
            <text:p>47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5900" calcext:value-type="float">
            <text:p>159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100" calcext:value-type="float">
            <text:p>3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7]/[.$C6]*[.$B8]" office:value-type="float" office:value="5.61" calcext:value-type="float">
            <text:p>5.61</text:p>
          </table:table-cell>
          <table:table-cell table:formula="of:=[.D7]/[.$C6]*[.$B8]" office:value-type="float" office:value="2.75" calcext:value-type="float">
            <text:p>2.75</text:p>
          </table:table-cell>
          <table:table-cell table:formula="of:=[.E7]/[.$C6]*[.$B8]" office:value-type="float" office:value="2.64" calcext:value-type="float">
            <text:p>2.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G$8]*[.H7]/[.$H$6]" office:value-type="float" office:value="4.7" calcext:value-type="float">
            <text:p>4.7</text:p>
          </table:table-cell>
          <table:table-cell table:formula="of:=[.$G$8]*[.I7]/[.$H$6]" office:value-type="float" office:value="1.6" calcext:value-type="float">
            <text:p>1.6</text:p>
          </table:table-cell>
          <table:table-cell table:formula="of:=[.$G$8]*[.J7]/[.$H$6]" office:value-type="float" office:value="1.59" calcext:value-type="float">
            <text:p>1.59</text:p>
          </table:table-cell>
          <table:table-cell table:formula="of:=[.$G$8]*[.K7]/[.$H$6]" office:value-type="float" office:value="1.2" calcext:value-type="float">
            <text:p>1.2</text:p>
          </table:table-cell>
          <table:table-cell table:formula="of:=[.$G$8]*[.L7]/[.$H$6]" office:value-type="float" office:value="0.6" calcext:value-type="float">
            <text:p>0.6</text:p>
          </table:table-cell>
          <table:table-cell table:formula="of:=[.$G$8]*[.M7]/[.$H$6]" office:value-type="float" office:value="0.31" calcext:value-type="float">
            <text:p>0.31</text:p>
          </table:table-cell>
        </table:table-row>
        <table:table-row table:style-name="ro1">
          <table:table-cell table:number-columns-repeated="6"/>
          <table:table-cell table:formula="of:=SUM([.H9:.M9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H10:.M10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SQ([.C11:.E11])" office:value-type="float" office:value="0.624199999999999" calcext:value-type="float">
            <text:p>0.6242</text:p>
          </table:table-cell>
          <table:table-cell table:formula="of:=SUM([.C11:.E11])" office:value-type="float" office:value="1.28" calcext:value-type="float">
            <text:p>1.28</text:p>
          </table:table-cell>
          <table:table-cell table:formula="of:=ABS([.C8]-[.C10])" office:value-type="float" office:value="0.39" calcext:value-type="float">
            <text:p>0.39</text:p>
          </table:table-cell>
          <table:table-cell table:formula="of:=ABS([.D8]-[.D10])" office:value-type="float" office:value="0.25" calcext:value-type="float">
            <text:p>0.25</text:p>
          </table:table-cell>
          <table:table-cell table:formula="of:=ABS([.E8]-[.E10])"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SQ([.C15:.E15])" office:value-type="float" office:value="0.564200000000001" calcext:value-type="float">
            <text:p>0.5642</text:p>
          </table:table-cell>
          <table:table-cell table:formula="of:=SUM([.C15:.E15])" office:value-type="float" office:value="1.22" calcext:value-type="float">
            <text:p>1.22</text:p>
          </table:table-cell>
          <table:table-cell table:formula="of:=ABS([.C8]-[.C14])" office:value-type="float" office:value="0.61" calcext:value-type="float">
            <text:p>0.61</text:p>
          </table:table-cell>
          <table:table-cell table:formula="of:=ABS([.D8]-[.D14])" office:value-type="float" office:value="0.25" calcext:value-type="float">
            <text:p>0.25</text:p>
          </table:table-cell>
          <table:table-cell table:formula="of:=ABS([.E8]-[.E14])" office:value-type="float" office:value="0.36" calcext:value-type="float">
            <text:p>0.36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formula="of:=[.H7]" office:value-type="float" office:value="47000" calcext:value-type="float">
            <text:p>47000</text:p>
          </table:table-cell>
          <table:table-cell table:formula="of:=[.I7]" office:value-type="float" office:value="16000" calcext:value-type="float">
            <text:p>16000</text:p>
          </table:table-cell>
          <table:table-cell table:formula="of:=[.J7]" office:value-type="float" office:value="15900" calcext:value-type="float">
            <text:p>15900</text:p>
          </table:table-cell>
          <table:table-cell table:formula="of:=[.K7]" office:value-type="float" office:value="12000" calcext:value-type="float">
            <text:p>12000</text:p>
          </table:table-cell>
          <table:table-cell table:formula="of:=[.L7]" office:value-type="float" office:value="6000" calcext:value-type="float">
            <text:p>6000</text:p>
          </table:table-cell>
          <table:table-cell table:formula="of:=[.M7]" office:value-type="float" office:value="3100" calcext:value-type="float">
            <text:p>3100</text:p>
          </table:table-cell>
        </table:table-row>
        <table:table-row table:style-name="ro1">
          <table:table-cell table:number-columns-repeated="7"/>
          <table:table-cell table:formula="of:=[.H8]" office:value-type="float" office:value="4.7" calcext:value-type="float">
            <text:p>4.7</text:p>
          </table:table-cell>
          <table:table-cell table:formula="of:=[.I8]" office:value-type="float" office:value="1.6" calcext:value-type="float">
            <text:p>1.6</text:p>
          </table:table-cell>
          <table:table-cell table:formula="of:=[.J8]" office:value-type="float" office:value="1.59" calcext:value-type="float">
            <text:p>1.59</text:p>
          </table:table-cell>
          <table:table-cell table:formula="of:=[.K8]" office:value-type="float" office:value="1.2" calcext:value-type="float">
            <text:p>1.2</text:p>
          </table:table-cell>
          <table:table-cell table:formula="of:=[.L8]" office:value-type="float" office:value="0.6" calcext:value-type="float">
            <text:p>0.6</text:p>
          </table:table-cell>
          <table:table-cell table:formula="of:=[.M8]" office:value-type="float" office:value="0.31" calcext:value-type="float">
            <text:p>0.31</text:p>
          </table:table-cell>
        </table:table-row>
        <table:table-row table:style-name="ro1">
          <table:table-cell table:number-columns-repeated="7"/>
          <table:table-cell table:formula="of:=[.H12]" office:value-type="float" office:value="5" calcext:value-type="float">
            <text:p>5</text:p>
          </table:table-cell>
          <table:table-cell table:formula="of:=[.I12]" office:value-type="float" office:value="2" calcext:value-type="float">
            <text:p>2</text:p>
          </table:table-cell>
          <table:table-cell table:formula="of:=[.J12]" office:value-type="float" office:value="2" calcext:value-type="float">
            <text:p>2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13]" office:value-type="float" office:value="5" calcext:value-type="float">
            <text:p>5</text:p>
          </table:table-cell>
          <table:table-cell table:formula="of:=[.I13]" office:value-type="float" office:value="2" calcext:value-type="float">
            <text:p>2</text:p>
          </table:table-cell>
          <table:table-cell table:formula="of:=[.J13]" office:value-type="float" office:value="1" calcext:value-type="float">
            <text:p>1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formula="of:=[.M1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14]" office:value-type="float" office:value="4" calcext:value-type="float">
            <text:p>4</text:p>
          </table:table-cell>
          <table:table-cell table:formula="of:=[.I14]" office:value-type="float" office:value="2" calcext:value-type="float">
            <text:p>2</text:p>
          </table:table-cell>
          <table:table-cell table:formula="of:=[.J14]" office:value-type="float" office:value="2" calcext:value-type="float">
            <text:p>2</text:p>
          </table:table-cell>
          <table:table-cell table:formula="of:=[.K14]" office:value-type="float" office:value="1" calcext:value-type="float">
            <text:p>1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5:36:22.33057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47:58.621002267</meta:creation-date>
    <dc:date>2017-03-06T17:45:21.417343489</dc:date>
    <meta:editing-duration>PT7H10M37S</meta:editing-duration>
    <meta:editing-cycles>6</meta:editing-cycles>
    <meta:generator>LibreOffice/4.4.6.3$Linux_X86_64 LibreOffice_project/40m0$Build-3</meta:generator>
    <dc:creator>David </dc:creator>
    <meta:document-statistic meta:table-count="4" meta:cell-count="415" meta:object-count="0"/>
  </office:meta>
</office:document-meta>
</file>